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image/png" manifest:full-path="Pictures/100000000000031A00000253E3C857B3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 sign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commands</text:p>
                <text:list>
                  <text:list-item>
                    <text:p>git show</text:p>
                  </text:list-item>
                  <text:list-item>
                    <text:p>git cat-file</text:p>
                  </text:list-item>
                  <text:list-item>
                    <text:p>git ls-tree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git gc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efault remote is <text:span text:style-name="T1">origin</text:span></text:p>
              </text:list-item>
              <text:list-item>
                <text:p><text:span text:style-name="T2">Can be thought of as vendor branches</text:span></text:p>
              </text:list-item>
              <text:list-item>
                <text:p><text:span text:style-name="T2">Sharing via:</text:span></text:p>
                <text:list>
                  <text:list-item>
                    <text:p><text:span text:style-name="T2">Push</text:span></text:p>
                  </text:list-item>
                  <text:list-item>
                    <text:p><text:span text:style-name="T2">Fetch / Pull</text:span></text:p>
                  </text:list-item>
                </text:list>
              </text:list-item>
              <text:list-item>
                <text:p><text:span text:style-name="T2">Space efficien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erge strategies:</text:p>
                <text:list>
                  <text:list-item>
                    <text:p>Fast forward</text:p>
                  </text:list-item>
                  <text:list-item>
                    <text:p>Recursive</text:p>
                  </text:list-item>
                  <text:list-item>
                    <text:p>Octopus</text:p>
                  </text:list-item>
                  <text:list-item>
                    <text:p>See git-merge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The index</text:p>
          </draw:text-box>
        </draw:frame>
        <draw:frame presentation:style-name="pr2" draw:layer="layout" svg:width="25.199cm" svg:height="12.414cm" svg:x="1.4cm" svg:y="6.014cm" presentation:class="outline" presentation:user-transformed="true">
          <draw:text-box>
            <text:list text:style-name="L2">
              <text:list-item>
                <text:p>Index stores the commit-to-be</text:p>
              </text:list-item>
              <text:list-item>
                <text:p>Contains extra metadata as optimizations</text:p>
              </text:list-item>
              <text:list-item>
                <text:p>Can contain invalid trees, such as when merging with conflicts</text:p>
              </text:list-item>
              <text:list-item>
                <text:p>Commands:</text:p>
                <text:list>
                  <text:list-item>
                    <text:p>git add</text:p>
                  </text:list-item>
                  <text:list-item>
                    <text:p>git rm –cached</text:p>
                  </text:list-item>
                  <text:list-item>
                    <text:p>git r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New workflow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Rebasing to change history</text:p>
              </text:list-item>
              <text:list-item>
                <text:p>Splitting patches</text:p>
              </text:list-item>
              <text:list-item>
                <text:p>Combining patch splitting and rebase</text:p>
              </text:list-item>
              <text:list-item>
                <text:p>Amending commi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git rebase</text:p>
          </draw:text-box>
        </draw:frame>
        <draw:frame presentation:style-name="pr2" draw:layer="layout" svg:width="25.199cm" svg:height="13.632cm" svg:x="1.154cm" svg:y="5.34cm" presentation:class="outline" presentation:user-transformed="true">
          <draw:text-box>
            <text:list text:style-name="L2">
              <text:list-item>
                <text:p>Can move history lines around</text:p>
                <text:list>
                  <text:list-item>
                    <text:p>Move current branch to start from $ref</text:p>
                    <text:p>git rebase $ref</text:p>
                    <text:p>git rebase –onto $ref $from-ref $to-ref</text:p>
                  </text:list-item>
                </text:list>
              </text:list-item>
              <text:list-item>
                <text:p>Interactive mode</text:p>
                <text:list>
                  <text:list-item>
                    <text:p>Delete commits</text:p>
                  </text:list-item>
                  <text:list-item>
                    <text:p>Reorder</text:p>
                  </text:list-item>
                  <text:list-item>
                    <text:p>Squash</text:p>
                  </text:list-item>
                  <text:list-item>
                    <text:p>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git add --patch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plits patches by hunk</text:p>
              </text:list-item>
              <text:list-item>
                <text:p>Enabled by the index</text:p>
              </text:list-item>
              <text:list-item>
                <text:p>Can be used with <text:span text:style-name="T1">git reset</text:span><text:span text:style-name="T2"> and </text:span><text:span text:style-name="T2">amended commits </text:span><text:span text:style-name="T2">to undo chang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Splitting pat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When bad code gets mixed with good</text:p>
              </text:list-item>
              <text:list-item>
                <text:p>Presenting logical change sets</text:p>
              </text:list-item>
              <text:list-item>
                <text:p><text:span text:style-name="T1">git rebase</text:span><text:span text:style-name="T2"> can be used to edit any history</text:span></text:p>
              </text:list-item>
              <text:list-item>
                <text:p><text:span text:style-name="T1">git reset</text:span><text:span text:style-name="T2"> is used to set the index to before the change</text:span></text:p>
              </text:list-item>
              <text:list-item>
                <text:p><text:span text:style-name="T1">git add –patch</text:span><text:span text:style-name="T2"> is used to separate hun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Danger!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o not use on public branches</text:p>
                <text:list>
                  <text:list-item>
                    <text:p>Rewrites history, confusing remotes</text:p>
                  </text:list-item>
                  <text:list-item>
                    <text:p>Fixable, but annoying</text:p>
                  </text:list-item>
                </text:list>
              </text:list-item>
              <text:list-item>
                <text:p>Still, very useful</text:p>
                <text:list>
                  <text:list-item>
                    <text:p>Publishing patches</text:p>
                  </text:list-item>
                  <text:list-item>
                    <text:p>Organizing a logical history</text:p>
                  </text:list-item>
                  <text:list-item>
                    <text:p>Machine gun committing i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My seekrit agenda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enables my laziness</text:p>
              </text:list-item>
              <text:list-item>
                <text:p>Git network effects</text:p>
              </text:list-item>
              <text:list-item>
                <text:p>Similar to other dVCS systems, but better because I use 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2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Git – SVN Crash Course</text:p>
                <text:list>
                  <text:list-header>
                    <text:p>http://git.or.cz/course/svn.html</text:p>
                  </text:list-header>
                </text:list>
              </text:list-item>
              <text:list-item>
                <text:p>GitWiki</text:p>
                <text:list>
                  <text:list-header>
                    <text:p>http://git.or.cz/gitwiki/FrontPage</text:p>
                  </text:list-header>
                </text:list>
              </text:list-item>
              <text:list-item>
                <text:p>Git User's Manual</text:p>
                <text:list>
                  <text:list-header>
                    <text:p><text:span text:style-name="T3">http://www.kernel.org/pub/software/scm/git/docs/user-manual.html</text:span></text:p>
                  </text:list-header>
                </text:list>
              </text:list-item>
              <text:list-item>
                <text:p>Man pages / goog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9">
        <draw:frame presentation:style-name="pr4" draw:layer="layout" svg:width="25.199cm" svg:height="3.256cm" svg:x="1.4cm" svg:y="0.962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E3C857B3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07H55M23S</meta:editing-duration>
    <meta:editing-cycles>28</meta:editing-cycles>
    <dc:date>2009-03-28T23:02:28</dc:date>
    <dc:creator>Brian Cully</dc:creator>
    <meta:generator>OpenOffice.org/3.0$Unix OpenOffice.org_project/300m15$Build-9379</meta:generator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